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 table:number-columns-repeated="5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table:formula="of:=1500" office:value-type="float" office:value="1500" calcext:value-type="float">
            <text:p>1500</text:p>
          </table:table-cell>
          <table:table-cell table:formula="of:=[.B2]*[.C2]/2" office:value-type="float" office:value="750000" calcext:value-type="float">
            <text:p>750000</text:p>
          </table:table-cell>
          <table:table-cell table:formula="of:=[.B2]/([.C2]/2)" office:value-type="float" office:value="1.33333333333333" calcext:value-type="float">
            <text:p>1.33333333333333</text:p>
          </table:table-cell>
        </table:table-row>
        <table:table-row table:style-name="ro1">
          <table:table-cell/>
          <table:table-cell table:formula="of:=[.C3]*[.E3]" office:value-type="float" office:value="307.755314061891" calcext:value-type="float">
            <text:p>307.755314061891</text:p>
          </table:table-cell>
          <table:table-cell table:formula="of:=SQRT([.D3]/([.E3]))" office:value-type="float" office:value="230.816485546418" calcext:value-type="float">
            <text:p>230.816485546418</text:p>
          </table:table-cell>
          <table:table-cell office:value-type="float" office:value="71035" calcext:value-type="float">
            <text:p>71035</text:p>
          </table:table-cell>
          <table:table-cell table:formula="of:=[.E2]" office:value-type="float" office:value="1.33333333333333" calcext:value-type="float">
            <text:p>1.33333333333333</text:p>
          </table:table-cell>
        </table:table-row>
        <table:table-row table:style-name="ro1">
          <table:table-cell/>
          <table:table-cell table:formula="of:=[.B2]/[.B3]" office:value-type="float" office:value="3.24933463146925" calcext:value-type="float">
            <text:p>3.24933463146925</text:p>
          </table:table-cell>
          <table:table-cell table:formula="of:=[.C2]/[.C3]" office:value-type="float" office:value="6.49866926293851" calcext:value-type="float">
            <text:p>6.49866926293851</text:p>
          </table:table-cell>
          <table:table-cell table:number-columns-repeated="2"/>
        </table:table-row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table:number-columns-repeated="2" office:value-type="float" office:value="1000" calcext:value-type="float">
            <text:p>1000</text:p>
          </table:table-cell>
          <table:table-cell table:formula="of:=[.B7]*[.C7]/2" office:value-type="float" office:value="500000" calcext:value-type="float">
            <text:p>500000</text:p>
          </table:table-cell>
          <table:table-cell table:formula="of:=[.B7]/([.C7]/2)" office:value-type="float" office:value="2" calcext:value-type="float">
            <text:p>2</text:p>
          </table:table-cell>
        </table:table-row>
        <table:table-row table:style-name="ro1">
          <table:table-cell/>
          <table:table-cell table:formula="of:=[.C8]*[.E8]" office:value-type="float" office:value="527.662771095327" calcext:value-type="float">
            <text:p>527.662771095327</text:p>
          </table:table-cell>
          <table:table-cell table:formula="of:=SQRT([.D8]/([.E8]))" office:value-type="float" office:value="263.831385547664" calcext:value-type="float">
            <text:p>263.831385547664</text:p>
          </table:table-cell>
          <table:table-cell office:value-type="float" office:value="139214" calcext:value-type="float">
            <text:p>139214</text:p>
          </table:table-cell>
          <table:table-cell table:formula="of:=[.E7]" office:value-type="float" office:value="2" calcext:value-type="float">
            <text:p>2</text:p>
          </table:table-cell>
        </table:table-row>
        <table:table-row table:style-name="ro1">
          <table:table-cell/>
          <table:table-cell table:formula="of:=[.B7]/[.B8]" office:value-type="float" office:value="1.89514980926964" calcext:value-type="float">
            <text:p>1.89514980926964</text:p>
          </table:table-cell>
          <table:table-cell table:formula="of:=[.C7]/[.C8]" office:value-type="float" office:value="3.79029961853928" calcext:value-type="float">
            <text:p>3.79029961853928</text:p>
          </table:table-cell>
          <table:table-cell table:number-columns-repeated="2"/>
        </table:table-row>
        <table:table-row table:style-name="ro1">
          <table:table-cell/>
          <table:table-cell table:formula="of:=INT([.B9]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table:formula="of:=[.D8]/500" office:value-type="float" office:value="278.428" calcext:value-type="float">
            <text:p>278.428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11]*2" office:value-type="float" office:value="556.856" calcext:value-type="float">
            <text:p>556.856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07">00/00/0000</text:date>, <text:time style:data-style-name="N2" text:time-value="08:54:34.10527757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2T10:05:30.306914188</meta:creation-date>
    <dc:date>2018-11-07T09:47:32.634308210</dc:date>
    <meta:editing-duration>PT2H24M14S</meta:editing-duration>
    <meta:editing-cycles>2</meta:editing-cycles>
    <meta:generator>LibreOffice/5.3.6.1$Linux_X86_64 LibreOffice_project/30$Build-1</meta:generator>
    <meta:document-statistic meta:table-count="1" meta:cell-count="24" meta:object-count="0"/>
  </office:meta>
</office:document-meta>
</file>